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orphans="1"/>
    </style:style>
    <style:style style:name="T1"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TILIZANDO O CISCO PACKET TRACER </text:h>
      <text:p text:style-name="Text_20_body">Sabemos que o Packet Tracer ou Cisco Packet Tracer é um <text:span text:style-name="T1">software </text:span>gratuito que tem a função de colaborar na criação prática de uma rede, permitindo criar, configurar e simular o seu funcionamento. </text:p>
      <text:p text:style-name="Text_20_body">Esse <text:span text:style-name="T1">software </text:span>foi desenvolvido pela maior empresa de equipamentos para rede do mundo, conhecida por Cisco System. Ele permite criar e simular ambientes de redes LANs e WANs; realizar simulações, como roteamento entre LANs; criar VLANs; Criar redes geograficamente distribuídas etc. </text:p>
      <text:p text:style-name="Text_20_body">O tipo de atividade que ele oferece é importante, devido a relevância da simulação no processo de aprendizagem, pois permite assimilar melhor o conhecimento adquirido na disciplina, e assim reconstruí-lo, desenvolvê-lo e compartilhá-lo. </text:p>
      <text:p text:style-name="Text_20_body">Ele já possui ferramentas e equipamentos prontos para serem configurados e, com isso, com poucos cliques você poderá executar o <text:span text:style-name="T1">software </text:span>sem nenhum problema. </text:p>
      <text:p text:style-name="Text_20_body">Para fazer o <text:span text:style-name="T1">download </text:span>do Packet Tracer, você deverá acessar o site oficial da Cisco Netacad ( <text:span text:style-name="T1">Cisco Network Academy </text:span>). Disponível em: &lt; <text:a xlink:type="simple" xlink:href="https://www.netacad.com/" text:style-name="Internet_20_link" text:visited-style-name="Visited_20_Internet_20_Link">https://www.netacad.com </text:a>&gt;. </text:p>
      <text:p text:style-name="Text_20_body">Além do <text:span text:style-name="T1">download </text:span>do programa, você poderá encontrar outros materiais complementares que explicam o funcionamento da ferramenta e disponibilizam exemplos com roteiro de atividades práticas e de simulação de configuração de VLANs em switches, utilizando o <text:span text:style-name="T1">software </text:span>Packet Tracer. </text:p>
      <text:p text:style-name="Text_20_body">O Site para participar de cursos, ter materiais complementares e fazer o <text:span text:style-name="T1">download </text:span>do simulador é o &lt; <text:a xlink:type="simple" xlink:href="https://www.netacad.com/pt-br/courses/packet-tracer" text:style-name="Internet_20_link" text:visited-style-name="Visited_20_Internet_20_Link">https://www.netacad.com/pt-br/courses/packet-tracer </text:a>&gt;. </text:p>
      <text:p text:style-name="Text_20_body"/>
      <text:h text:style-name="Heading_20_3" text:outline-level="3">Vamos praticar </text:h>
      <text:p text:style-name="Text_20_body">Depois de conhecer e ler sobre o Packet Tracer, conforme orientações e <text:span text:style-name="T1">links </text:span>indicados nesta atividade, pesquise sobre exemplos práticos utilizando este <text:span text:style-name="T1">software </text:span>. Faça um roteiro básico e exemplifique a configuração de IPs em equipamentos, testando a comunicação entre eles. </text:p>
      <text:p text:style-name="Text_20_body">Você também poderá utilizar, como material de apoio, o livro "Laboratórios de tecnologias Cisco em infraestrutura de redes", disponibilizado no blog do autor Samuel Henrique Bucke Brito, no seguinte endereço: &lt; <text:a xlink:type="simple" xlink:href="http://labcisco.blogspot.com/" text:style-name="Internet_20_link" text:visited-style-name="Visited_20_Internet_20_Link">http://labcisco.blogspot.com/ </text:a>&gt;. </text:p>
      <text:p text:style-name="Text_20_body">Não se esqueça de disponibilizar suas conclusões no fórum da seção “<text:span text:style-name="T1">Compartilhe” </text:span>. </text:p>
      <text:p text:style-name="Text_20_body">Caro, estudante,</text:p>
      <text:p text:style-name="Text_20_body">com a utilização do material de apoio (links disponibilizados), você deverá pesquisar exemplos de configuração de IPs. Para isso, faça um roteiro básico no qual apresentará um modelo simples de configuração de IPs em equipamentos, e teste a comunicação entre eles. É esperado que nesse roteiro você utilize os diversos recursos disponíveis. Sugestão: 1) adicione três computadores; 2) altere o nome dos computadores; 3) adicione um switch (escolha um de 24 portas); 4) fazer a conexão com o cabeamento, utilizando o cabo de par trançado para uso dos conectores RJ-45. Use a porta Fast Ethernet, que é a porta da placa de rede física para cada computador.</text:p>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9:11:50.900425436</meta:creation-date>
    <dc:date>2022-10-04T00:05:54.415383147</dc:date>
    <meta:editing-duration>PT41S</meta:editing-duration>
    <meta:editing-cycles>2</meta:editing-cycles>
    <meta:generator>LibreOffice/7.3.6.2$Linux_X86_64 LibreOffice_project/30$Build-2</meta:generator>
    <meta:document-statistic meta:table-count="0" meta:image-count="0" meta:object-count="0" meta:page-count="2" meta:paragraph-count="14" meta:word-count="419" meta:character-count="2791" meta:non-whitespace-character-count="2374"/>
  </office:meta>
</office:document-meta>
</file>